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1" fo:font-size="8pt" fo:font-weight="bold" officeooo:rsid="001f30e1" officeooo:paragraph-rsid="001f30e1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size="8pt" fo:font-weight="bold" officeooo:rsid="0035f527" officeooo:paragraph-rsid="0035f527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8pt" fo:font-weight="bold" officeooo:rsid="0079a35c" officeooo:paragraph-rsid="0079a35c" style:font-size-asian="8pt" style:font-weight-asian="bold" style:font-size-complex="8pt" style:font-weight-complex="bold"/>
    </style:style>
    <style:style style:name="P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6987a9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79a35c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1" fo:font-weight="bold" officeooo:rsid="001f30e1" officeooo:paragraph-rsid="001f30e1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1" fo:font-weight="bold" officeooo:rsid="001f30e1" officeooo:paragraph-rsid="001f30e1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officeooo:rsid="007a5b5b" officeooo:paragraph-rsid="007a5b5b" style:font-weight-asian="bold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1" style:text-underline-style="solid" style:text-underline-width="auto" style:text-underline-color="font-color" fo:font-weight="bold" officeooo:rsid="007d7fd4" officeooo:paragraph-rsid="007d7fd4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officeooo:rsid="007a5b5b" officeooo:paragraph-rsid="007a5b5b" fo:background-color="#ffff00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weight="bold" officeooo:rsid="001f30e1" officeooo:paragraph-rsid="007a5b5b" style:font-weight-asian="bold" style:font-name-complex="Arial2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officeooo:paragraph-rsid="007a5b5b" style:font-name-complex="Arial2"/>
    </style:style>
    <style:style style:name="P13" style:family="paragraph" style:parent-style-name="Standard">
      <style:paragraph-properties fo:line-height="150%" fo:text-align="justify" style:justify-single-word="false" fo:orphans="0" fo:widows="0"/>
      <style:text-properties style:font-name="Arial" officeooo:paragraph-rsid="007f0646" style:font-name-complex="Arial2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officeooo:paragraph-rsid="007f0646" style:font-name-complex="Arial2"/>
    </style:style>
    <style:style style:name="P15" style:family="paragraph" style:parent-style-name="Standard">
      <style:paragraph-properties fo:line-height="150%"/>
      <style:text-properties style:font-name="Arial" officeooo:paragraph-rsid="007a5b5b" style:font-name-complex="Arial2"/>
    </style:style>
    <style:style style:name="P16" style:family="paragraph" style:parent-style-name="Standard">
      <style:paragraph-properties fo:line-height="150%" fo:text-align="end" style:justify-single-word="false"/>
      <style:text-properties style:font-name="Arial" officeooo:paragraph-rsid="007f0646" style:font-name-complex="Arial2"/>
    </style:style>
    <style:style style:name="P17" style:family="paragraph" style:parent-style-name="Standard">
      <style:paragraph-properties fo:line-height="150%" fo:orphans="0" fo:widows="0"/>
      <style:text-properties style:font-name="Arial" officeooo:paragraph-rsid="007f0646" style:font-name-complex="Arial2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font-size="10pt" officeooo:paragraph-rsid="007a5b5b" style:font-size-asian="10pt" style:font-name-complex="Arial2" style:font-size-complex="10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fo:font-size="10pt" officeooo:paragraph-rsid="007d7fd4" style:font-size-asian="10pt" style:font-name-complex="Arial2" style:font-size-complex="10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fo:font-size="10pt" fo:language="es" fo:country="AR" officeooo:paragraph-rsid="007d7fd4" style:font-size-asian="10pt" style:language-asian="es" style:country-asian="AR" style:font-name-complex="Arial2" style:font-size-complex="10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fo:font-size="10pt" fo:language="es" fo:country="AR" fo:font-weight="bold" officeooo:paragraph-rsid="007f0646" style:font-size-asian="10pt" style:language-asian="es" style:country-asian="AR" style:font-weight-asian="bold" style:font-name-complex="Arial2" style:font-size-complex="10pt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" fo:font-size="8pt" fo:language="es" fo:country="AR" officeooo:paragraph-rsid="007a5b5b" style:font-size-asian="8pt" style:language-asian="es" style:country-asian="AR" style:font-name-complex="Arial2" style:font-size-complex="8pt"/>
    </style:style>
    <style:style style:name="P23" style:family="paragraph" style:parent-style-name="Standard">
      <style:paragraph-properties fo:line-height="150%" fo:text-align="end" style:justify-single-word="false"/>
      <style:text-properties officeooo:paragraph-rsid="007a5b5b"/>
    </style:style>
    <style:style style:name="P24" style:family="paragraph" style:parent-style-name="Standard">
      <style:paragraph-properties fo:line-height="150%" fo:text-align="end" style:justify-single-word="false"/>
      <style:text-properties officeooo:paragraph-rsid="007d7fd4"/>
    </style:style>
    <style:style style:name="P25" style:family="paragraph" style:parent-style-name="Standard">
      <style:paragraph-properties fo:line-height="150%" fo:text-align="end" style:justify-single-word="false"/>
      <style:text-properties officeooo:paragraph-rsid="007f0646"/>
    </style:style>
    <style:style style:name="P26" style:family="paragraph" style:parent-style-name="Standard">
      <style:paragraph-properties fo:line-height="150%" fo:text-align="justify" style:justify-single-word="false">
        <style:tab-stops>
          <style:tab-stop style:position="12.912cm"/>
        </style:tab-stops>
      </style:paragraph-properties>
      <style:text-properties officeooo:paragraph-rsid="007a5b5b"/>
    </style:style>
    <style:style style:name="P27" style:family="paragraph" style:parent-style-name="Standard">
      <style:paragraph-properties fo:line-height="150%" fo:text-align="justify" style:justify-single-word="false"/>
      <style:text-properties officeooo:paragraph-rsid="007a5b5b"/>
    </style:style>
    <style:style style:name="P28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7d7fd4"/>
    </style:style>
    <style:style style:name="P29" style:family="paragraph" style:parent-style-name="Standard">
      <style:paragraph-properties fo:line-height="150%" fo:text-align="justify" style:justify-single-word="false" fo:orphans="0" fo:widows="0"/>
      <style:text-properties officeooo:paragraph-rsid="007f0646"/>
    </style:style>
    <style:style style:name="P30" style:family="paragraph" style:parent-style-name="Standard">
      <style:paragraph-properties fo:line-height="150%" fo:text-align="justify" style:justify-single-word="false"/>
      <style:text-properties officeooo:paragraph-rsid="007d7fd4"/>
    </style:style>
    <style:style style:name="P31" style:family="paragraph" style:parent-style-name="Standard">
      <style:paragraph-properties fo:line-height="150%" fo:text-align="justify" style:justify-single-word="false"/>
      <style:text-properties officeooo:paragraph-rsid="007f0646"/>
    </style:style>
    <style:style style:name="P32" style:family="paragraph" style:parent-style-name="Standard">
      <style:paragraph-properties fo:line-height="150%"/>
      <style:text-properties officeooo:paragraph-rsid="007a5b5b"/>
    </style:style>
    <style:style style:name="P33" style:family="paragraph" style:parent-style-name="Standard">
      <style:paragraph-properties fo:line-height="150%" fo:orphans="0" fo:widows="0"/>
      <style:text-properties officeooo:paragraph-rsid="007f0646"/>
    </style:style>
    <style:style style:name="P34" style:family="paragraph" style:parent-style-name="Standard">
      <style:paragraph-properties fo:line-height="150%"/>
      <style:text-properties officeooo:paragraph-rsid="007d7fd4"/>
    </style:style>
    <style:style style:name="P35" style:family="paragraph" style:parent-style-name="Standard">
      <style:paragraph-properties fo:line-height="150%" fo:text-align="center" style:justify-single-word="false"/>
      <style:text-properties officeooo:paragraph-rsid="007f0646"/>
    </style:style>
    <style:style style:name="P36" style:family="paragraph" style:parent-style-name="Standard">
      <style:paragraph-properties fo:text-align="center" style:justify-single-word="false"/>
      <style:text-properties officeooo:paragraph-rsid="001f30e1"/>
    </style:style>
    <style:style style:name="P37" style:family="paragraph" style:parent-style-name="Standard">
      <style:paragraph-properties fo:line-height="150%" fo:text-align="center" style:justify-single-word="false"/>
      <style:text-properties fo:color="#221f1f" style:text-position="-5% 100%" style:font-name="Arial1" fo:font-size="10pt" fo:letter-spacing="-0.012cm" style:text-underline-style="solid" style:text-underline-width="auto" style:text-underline-color="font-color" fo:font-weight="bold" officeooo:rsid="007f0646" officeooo:paragraph-rsid="007f0646" style:font-size-asian="10pt" style:font-weight-asian="bold" style:font-name-complex="Lucida Sans" style:font-size-complex="10pt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221f1f" style:text-position="-5% 100%" style:font-name="Arial1" fo:font-size="10pt" fo:letter-spacing="-0.012cm" fo:font-weight="normal" officeooo:rsid="00655f2d" officeooo:paragraph-rsid="001f30e1" style:font-size-asian="10pt" style:font-weight-asian="normal" style:font-name-complex="Lucida Sans" style:font-size-complex="10pt" style:font-weight-complex="normal"/>
    </style:style>
    <style:style style:name="P39" style:family="paragraph" style:parent-style-name="Standard">
      <style:paragraph-properties fo:line-height="150%" fo:text-align="justify" style:justify-single-word="false" fo:orphans="0" fo:widows="0"/>
      <style:text-properties fo:color="#221f1f" style:text-position="-5% 100%" style:font-name="Lucida Sans" fo:font-size="10pt" fo:letter-spacing="-0.012cm" fo:font-weight="bold" officeooo:rsid="001f30e1" officeooo:paragraph-rsid="007f0646" style:font-size-asian="10pt" style:font-weight-asian="bold" style:font-name-complex="Lucida Sans" style:font-size-complex="10pt" style:font-weight-complex="bold"/>
    </style:style>
    <style:style style:name="P40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7a5b5b" style:font-size-asian="10pt" style:font-weight-asian="bold" style:font-name-complex="Lucida Sans" style:font-size-complex="10pt" style:font-weight-complex="bold"/>
    </style:style>
    <style:style style:name="P41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7d7fd4" style:font-size-asian="10pt" style:font-weight-asian="bold" style:font-name-complex="Lucida Sans" style:font-size-complex="10pt" style:font-weight-complex="bold"/>
    </style:style>
    <style:style style:name="P42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7f0646" officeooo:paragraph-rsid="007f0646" style:font-size-asian="10pt" style:font-weight-asian="bold" style:font-name-complex="Lucida Sans" style:font-size-complex="10pt" style:font-weight-complex="bold"/>
    </style:style>
    <style:style style:name="P43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7f0646" style:font-size-asian="10pt" style:font-weight-asian="bold" style:font-name-complex="Lucida Sans" style:font-size-complex="10pt" style:font-weight-complex="bold"/>
    </style:style>
    <style:style style:name="P44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1" fo:font-weight="bold" officeooo:rsid="001f30e1" officeooo:paragraph-rsid="007d7fd4" style:font-weight-asian="bold" style:font-name-complex="Arial1" style:font-weight-complex="bold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1" fo:font-weight="bold" officeooo:rsid="001f30e1" officeooo:paragraph-rsid="007f0646" style:font-weight-asian="bold" style:font-weight-complex="bold"/>
    </style:style>
    <style:style style:name="P46" style:family="paragraph" style:parent-style-name="Standard">
      <style:paragraph-properties fo:line-height="150%" fo:text-align="end" style:justify-single-word="false"/>
      <style:text-properties style:font-name="Arial1" officeooo:paragraph-rsid="007d7fd4" style:font-name-complex="Arial1"/>
    </style:style>
    <style:style style:name="P47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1" officeooo:paragraph-rsid="007d7fd4" style:font-name-complex="Arial1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Arial1" officeooo:paragraph-rsid="007d7fd4" style:font-name-complex="Arial1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Arial1" officeooo:paragraph-rsid="007f0646" style:font-name-complex="Arial1"/>
    </style:style>
    <style:style style:name="P50" style:family="paragraph" style:parent-style-name="Standard">
      <style:paragraph-properties fo:line-height="150%" fo:orphans="0" fo:widows="0" style:text-autospace="none"/>
      <style:text-properties style:font-name="Arial1" officeooo:paragraph-rsid="007d7fd4" style:font-name-complex="Arial1"/>
    </style:style>
    <style:style style:name="P51" style:family="paragraph" style:parent-style-name="Standard">
      <style:paragraph-properties fo:text-align="justify" style:justify-single-word="false"/>
      <style:text-properties style:font-name="Arial1" officeooo:paragraph-rsid="007d7fd4" style:font-name-complex="Arial1"/>
    </style:style>
    <style:style style:name="P52" style:family="paragraph" style:parent-style-name="Standard">
      <style:paragraph-properties fo:line-height="150%"/>
      <style:text-properties style:font-name="Arial1" officeooo:paragraph-rsid="007f0646" style:font-name-asian="Arial1" style:font-name-complex="Arial1"/>
    </style:style>
    <style:style style:name="P53" style:family="paragraph" style:parent-style-name="Standard">
      <style:text-properties officeooo:paragraph-rsid="007d7fd4"/>
    </style:style>
    <style:style style:name="P54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74pt solid #00000a"/>
      <style:text-properties officeooo:paragraph-rsid="007a5b5b"/>
    </style:style>
    <style:style style:name="P55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a"/>
      <style:text-properties officeooo:paragraph-rsid="007f0646"/>
    </style:style>
    <style:style style:name="P56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a"/>
      <style:text-properties officeooo:paragraph-rsid="007f0646"/>
    </style:style>
    <style:style style:name="P5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style:text-underline-style="solid" style:text-underline-width="auto" style:text-underline-color="font-color" fo:font-weight="normal" officeooo:rsid="001f30e1" officeooo:paragraph-rsid="007a5b5b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7d7fd4" style:font-size-asian="8pt" style:font-weight-asian="normal" style:font-name-complex="Lucida Sans" style:font-size-complex="8pt" style:font-weight-complex="normal"/>
    </style:style>
    <style:style style:name="P5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7f0646" style:font-size-asian="8pt" style:font-weight-asian="normal" style:font-name-complex="Lucida Sans" style:font-size-complex="8pt" style:font-weight-complex="normal"/>
    </style:style>
    <style:style style:name="P6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style:text-underline-style="none" fo:font-weight="normal" officeooo:rsid="001f30e1" officeooo:paragraph-rsid="007f0646" style:font-size-asian="8pt" style:font-weight-asian="normal" style:font-name-complex="Lucida Sans" style:font-size-complex="8pt" style:font-weight-complex="normal"/>
    </style:style>
    <style:style style:name="P61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7d7fd4" style:font-name-complex="Arial1"/>
    </style:style>
    <style:style style:name="P62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7f0646" style:font-name-complex="Arial1"/>
    </style:style>
    <style:style style:name="P63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0" style:text-autospace="none"/>
      <style:text-properties style:font-name="Arial1" officeooo:paragraph-rsid="007d7fd4" style:font-name-complex="Arial1"/>
    </style:style>
    <style:style style:name="P64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7f0646" style:font-name-complex="Arial1"/>
    </style:style>
    <style:style style:name="P65" style:family="paragraph" style:parent-style-name="Standard" style:master-page-name="Standard">
      <style:paragraph-properties fo:line-height="150%" fo:text-align="end" style:justify-single-word="false" style:page-number="auto"/>
      <style:text-properties style:font-name="Arial1" officeooo:paragraph-rsid="007f0646" style:font-name-complex="Arial1"/>
    </style:style>
    <style:style style:name="P66" style:family="paragraph" style:parent-style-name="Standard" style:master-page-name="Standard">
      <style:paragraph-properties fo:line-height="150%" fo:text-align="end" style:justify-single-word="false" style:page-number="auto"/>
      <style:text-properties officeooo:paragraph-rsid="007f0646"/>
    </style:style>
    <style:style style:name="T1" style:family="text">
      <style:text-properties officeooo:rsid="0079a35c"/>
    </style:style>
    <style:style style:name="T2" style:family="text">
      <style:text-properties style:font-name="Arial" style:font-name-complex="Arial2"/>
    </style:style>
    <style:style style:name="T3" style:family="text">
      <style:text-properties style:font-name="Arial" fo:font-size="10pt" fo:language="es" fo:country="AR" style:font-size-asian="10pt" style:language-asian="es" style:country-asian="AR" style:font-name-complex="Arial2" style:font-size-complex="10pt"/>
    </style:style>
    <style:style style:name="T4" style:family="text">
      <style:text-properties style:font-name="Arial" fo:background-color="#ffff00" loext:char-shading-value="0" style:font-name-complex="Arial2"/>
    </style:style>
    <style:style style:name="T5" style:family="text">
      <style:text-properties fo:color="#221f1f" style:text-position="-5% 100%" style:font-name="Arial1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6" style:family="text">
      <style:text-properties fo:color="#221f1f" style:text-position="-5% 100%" style:font-name="Arial1" fo:font-size="10pt" fo:letter-spacing="-0.012cm" style:text-underline-style="solid" style:text-underline-width="auto" style:text-underline-color="font-color" fo:font-weight="bold" officeooo:rsid="007f0646" fo:background-color="#ffff00" loext:char-shading-value="0" style:font-size-asian="10pt" style:font-weight-asian="bold" style:font-name-complex="Arial1" style:font-size-complex="10pt" style:font-weight-complex="bold"/>
    </style:style>
    <style:style style:name="T7" style:family="text">
      <style:text-properties fo:color="#221f1f" style:text-position="-5% 100%" fo:font-size="10pt" fo:letter-spacing="-0.012cm" fo:background-color="#ffff00" loext:char-shading-value="0" style:font-size-asian="10pt" style:font-name-complex="Lucida Sans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12pt" style:text-underline-style="solid" style:text-underline-width="auto" style:text-underline-color="font-color" officeooo:rsid="007f0646" style:font-size-asian="12pt" style:font-size-complex="12pt"/>
    </style:style>
    <style:style style:name="T11" style:family="text">
      <style:text-properties fo:font-size="12pt" style:text-underline-style="solid" style:text-underline-width="auto" style:text-underline-color="font-color" officeooo:rsid="007f0646" fo:background-color="#ff3333" loext:char-shading-value="0" style:font-size-asian="12pt" style:font-size-complex="12pt"/>
    </style:style>
    <style:style style:name="T12" style:family="text">
      <style:text-properties fo:font-size="12pt" style:text-underline-style="solid" style:text-underline-width="auto" style:text-underline-color="font-color" officeooo:rsid="007f0646" fo:background-color="#ff3333" loext:char-shading-value="0" style:font-size-asian="12pt" style:font-size-complex="12pt"/>
    </style:style>
    <style:style style:name="T13" style:family="text">
      <style:text-properties fo:background-color="#ffff00" loext:char-shading-value="0"/>
    </style:style>
    <style:style style:name="T14" style:family="text">
      <style:text-properties fo:background-color="#ffff00" loext:char-shading-value="0" style:font-name-complex="Arial1"/>
    </style:style>
    <style:style style:name="T15" style:family="text">
      <style:text-properties officeooo:rsid="007d7fd4"/>
    </style:style>
    <style:style style:name="T16" style:family="text">
      <style:text-properties style:font-name="Arial1" style:font-name-complex="Arial1"/>
    </style:style>
    <style:style style:name="T17" style:family="text">
      <style:text-properties style:font-name="Arial1" fo:font-weight="bold" style:font-weight-asian="bold" style:font-name-complex="Arial1"/>
    </style:style>
    <style:style style:name="T18" style:family="text">
      <style:text-properties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57"><text:span text:style-name="T8"><text:placeholder text:placeholder-type="text">&lt;if test="o.type_id.code == 'PCD'"&gt;</text:placeholder></text:span></text:p>
      <text:p text:style-name="P8"/>
      <text:p text:style-name="P10">Nota a Presidencia – Cambio de destino de Subsidio</text:p>
      <text:p text:style-name="P36"/>
      <text:p text:style-name="P23"><text:span text:style-name="T2">Rosario, <text:s text:c="4"/></text:span><text:span text:style-name="T5"><text:placeholder text:placeholder-type="text">&lt;formatLang(o.date, date=True)&gt;</text:placeholder></text:span><text:span text:style-name="T2">-</text:span></text:p>
      <text:p text:style-name="P27"><text:span text:style-name="T2">Sra.</text:span></text:p>
      <text:p text:style-name="P27"><text:span text:style-name="T2">Presidenta del </text:span></text:p>
      <text:p text:style-name="P27"><text:span text:style-name="T2">Concejo Municipal de Rosario</text:span></text:p>
      <text:p text:style-name="P26"><text:span text:style-name="T2">Conc. Daniela León<text:tab/></text:span></text:p>
      <text:p text:style-name="P54"><text:span text:style-name="T2">Presente</text:span></text:p>
      <text:p text:style-name="P15"/>
      <text:p text:style-name="P32"><text:span text:style-name="T2">De mi mayor consideración:</text:span></text:p>
      <text:p text:style-name="P27"><text:span text:style-name="T2">Tengo el agrado de dirigirme a Ud. con relación al subsidio otorgado por el Concejo Municipal de Rosario según el siguiente detalle:</text:span></text:p>
      <text:p text:style-name="P12"/>
      <text:p text:style-name="P12"/>
      <text:p text:style-name="P12"/>
      <text:p text:style-name="P27"><text:span text:style-name="T2"><text:s/></text:span></text:p>
      <text:p text:style-name="P27"><text:span text:style-name="T2">Al respecto le comunico que, conforme puede apreciarse según documentación adjunta y motivos expuestos (Expte. </text:span><text:span text:style-name="T5"><text:placeholder text:placeholder-type="text">&lt;o.subsidy_id.request_expedient_id.number&gt;</text:placeholder></text:span><text:span text:style-name="T2">), el responsable solicita reasignar los recursos con el siguiente destino:</text:span></text:p>
      <text:p text:style-name="P27"><text:span text:style-name="T2">Destino original asignado:</text:span></text:p>
      <text:p text:style-name="P19"><text:span text:style-name="T5"><text:placeholder text:placeholder-type="text">&lt;o.subsidy_id.destination&gt;</text:placeholder></text:span></text:p>
      <text:p text:style-name="P18"/>
      <text:p text:style-name="P27"><text:span text:style-name="T2">Destino dado:</text:span></text:p>
      <text:p text:style-name="P20"><text:span text:style-name="T5"><text:placeholder text:placeholder-type="text">&lt;o.subsidy_id.destination&gt;</text:placeholder></text:span></text:p>
      <text:p text:style-name="P22"/>
      <text:p text:style-name="P27"><text:span text:style-name="T2">Por lo expuesto de considerarlo oportuno debería precederse a aprobar por parte de esa Presidencia (con acuerdo de la Comisión Parlamentaria) lo peticionado (</text:span><text:span text:style-name="T4">Resolución del 14/04/11- Expte. N° 186.691/11- Apartado 3</text:span><text:span text:style-name="T2"> ) .</text:span></text:p>
      <text:p text:style-name="P27"><text:span text:style-name="T2">Sin otro motivo en particular lo saluda atte. </text:span></text:p>
      <text:p text:style-name="P12"/>
      <text:p text:style-name="P27"><text:span text:style-name="T2"/></text:p>
      <text:p text:style-name="P27"><text:span text:style-name="T2">Esta Presidencia con acuerdo de la Comisión de Labor Parlamentaria aprueba el cambio del destino del subsidio dado por…………………</text:span><text:span text:style-name="T3"> </text:span><text:span text:style-name="T2">conforme se indica a continuación: </text:span></text:p>
      <text:p text:style-name="P27"><text:span text:style-name="T2">Destino original asignado:</text:span></text:p>
      <text:p text:style-name="P18"/>
      <text:p text:style-name="P18"><text:soft-page-break/></text:p>
      <text:p text:style-name="P18"/>
      <text:p text:style-name="P27"><text:span text:style-name="T2">Destino dado:</text:span></text:p>
      <text:p text:style-name="P22"/>
      <text:p text:style-name="P22"/>
      <text:p text:style-name="P12"/>
      <text:p text:style-name="P27"><text:span text:style-name="T2">Pasen las presentes a la Contaduría General a sus efectos.</text:span></text:p>
      <text:p text:style-name="P12"/>
      <text:p text:style-name="P23"><text:span text:style-name="T2">ROSARIO,…………………………………………….</text:span></text:p>
      <text:p text:style-name="P11"/>
      <text:p text:style-name="P40"><text:placeholder text:placeholder-type="text">&lt;/if&gt;</text:placeholder></text:p>
      <text:p text:style-name="P58"><text:span text:style-name="T9"><text:placeholder text:placeholder-type="text">&lt;if test="o.type_id.code == 'PNR'"&gt;</text:placeholder></text:span></text:p>
      <text:p text:style-name="P9"><text:span text:style-name="T7">NOTA A PRESIDENCIA- Omisión presentación de rendición <text:s/>de cuentas</text:span></text:p>
      <text:p text:style-name="P6"/>
      <text:p text:style-name="P46">ROSARIO, <text:s/><text:span text:style-name="T5"><text:placeholder text:placeholder-type="text">&lt;formatLang(o.date, date=True)&gt;</text:placeholder></text:span></text:p>
      <text:p text:style-name="P48">Sra.</text:p>
      <text:p text:style-name="P48">Presienta del </text:p>
      <text:p text:style-name="P48">Concejo Municipal de Rosario</text:p>
      <text:p text:style-name="P48">Conc. Daniela León</text:p>
      <text:p text:style-name="P61">Presente</text:p>
      <text:p text:style-name="P48"/>
      <text:p text:style-name="P48">De mi mayor consideración:</text:p>
      <text:p text:style-name="P48">Tengo el agrado de dirigirme a Ud. con relación al subsidio que ha otorgado el Concejo Municipal de Rosario conforme al siguiente detalle:</text:p>
      <text:p text:style-name="P48"/>
      <text:p text:style-name="P48"/>
      <text:p text:style-name="P48"/>
      <text:p text:style-name="P30"><text:span text:style-name="T16">Esta Contaduría <text:s/>en fecha </text:span><text:span text:style-name="T5"><text:placeholder text:placeholder-type="text">&lt;formatLang(o.date, date=True)&gt;</text:placeholder></text:span><text:span text:style-name="T16"> ha procedido a efectuar el pertinente reclamo intimando a regularizar la situación dentro de los <text:s/>5 (cinco) días.</text:span></text:p>
      <text:p text:style-name="P48">Se deja constancia que conforme al registro del área contable a mi cargo no consta el ingreso de la aludida rendición por lo que correspondería derivar las presentes a la Dirección General de Asuntos Jurídicos del Departamento Ejecutivo Municipal al efecto de proceder sobre el particular de acuerdo a las normas vigentes.</text:p>
      <text:p text:style-name="P48">Sin otro motivo lo saluda atentamente</text:p>
      <text:p text:style-name="P51"/>
      <text:p text:style-name="P51"/>
      <text:p text:style-name="P51"/>
      <text:p text:style-name="P51">NOTA: Se adjunta fotocopia de los antecedentes </text:p>
      <text:p text:style-name="P53"/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34"/>
      <text:p text:style-name="P24"><text:span text:style-name="T16">ROSARIO, <text:s text:c="4"/></text:span><text:span text:style-name="T5"><text:placeholder text:placeholder-type="text">&lt;formatLang(o.date, date=True)&gt;</text:placeholder></text:span><text:span text:style-name="T16">.-</text:span></text:p>
      <text:p text:style-name="P50">Sra.</text:p>
      <text:p text:style-name="P50">Secretaria Administrativa del </text:p>
      <text:p text:style-name="P50">Concejo Municipal</text:p>
      <text:p text:style-name="P50">C.P.N. Dra. Silvia Rodríguez Soto</text:p>
      <text:p text:style-name="P63">Presente</text:p>
      <text:p text:style-name="P47"/>
      <text:p text:style-name="P47">De mi mayor consideración:</text:p>
      <text:p text:style-name="P28"><text:span text:style-name="T16">Tengo el agrado de dirigirme a Ud. remitiéndole adjunto a la presente fotocopia de la documentación elevada en el día de la fecha a la Presidencia por subsidios vencidos y no rendidos correspondientes al ejercicio </text:span><text:span text:style-name="T5"><text:placeholder text:placeholder-type="text">&lt;o.subsidy_id.budget_id.fiscalyear_id.name&gt;</text:placeholder></text:span></text:p>
      <text:p text:style-name="P47">Se eleva la presente para la toma de su conocimiento.</text:p>
      <text:p text:style-name="P44">Sin otro motivo en particular la saluda atte. </text:p>
      <text:p text:style-name="P7"/>
      <text:p text:style-name="P41"><text:placeholder text:placeholder-type="text">&lt;/if&gt;</text:placeholder></text:p>
      <text:p text:style-name="P59"><text:span text:style-name="T9"><text:placeholder text:placeholder-type="text">&lt;if test="o.type_id.code == 'PCS'"&gt;</text:placeholder></text:span><text:span text:style-name="T9"> -</text:span><text:span text:style-name="T12">VER CODIGO</text:span></text:p>
      <text:p text:style-name="P37"><text:span text:style-name="T13">OTRAS NOTAS- Presentación de la rendición</text:span></text:p>
      <text:p text:style-name="P65"/>
      <text:p text:style-name="P25"><text:span text:style-name="T16">Rosario, <text:s text:c="2"/></text:span><text:span text:style-name="T5"><text:placeholder text:placeholder-type="text">&lt;formatLang(o.date, date=True)&gt;</text:placeholder></text:span><text:span text:style-name="T16">.-</text:span></text:p>
      <text:p text:style-name="P49">Sra.</text:p>
      <text:p text:style-name="P31"><text:span text:style-name="T16">Presidenta del </text:span></text:p>
      <text:p text:style-name="P49">Concejo Municipal de Rosario</text:p>
      <text:p text:style-name="P49">Conc. Daniela León</text:p>
      <text:p text:style-name="P64">Presente</text:p>
      <text:p text:style-name="P52"><text:s text:c="8"/></text:p>
      <text:p text:style-name="P49">De mi mayor consideración</text:p>
      <text:p text:style-name="P49">Tengo el agrado de dirigirme a Ud. con relación al subsidio otorgado por el Concejo Municipal de Rosario según el siguiente detalle:</text:p>
      <text:p text:style-name="P49"/>
      <text:p text:style-name="P31"><text:span text:style-name="T16">Al respecto presento rendición documentada adjuntando los comprobantes respectivos de <text:s text:c="2"/></text:span><text:span text:style-name="T5"><text:placeholder text:placeholder-type="text">&lt;o.subsidy_id.partner_id.fiscalyear_id.name&gt;</text:placeholder></text:span><text:span text:style-name="T5"> </text:span><text:span text:style-name="T16">Fac.. Nº ……. de fecha </text:span><text:span text:style-name="T5"><text:placeholder text:placeholder-type="text">&lt;formatLang(o.date, date=True)&gt;</text:placeholder></text:span></text:p>
      <text:p text:style-name="P45"><text:span text:style-name="T18">Sin otro motivo en particular lo saluda atentamente.</text:span></text:p>
      <text:p text:style-name="P45"><text:span text:style-name="T18"/></text:p>
      <text:p text:style-name="P42"><text:span text:style-name="T18"><text:placeholder text:placeholder-type="text">&lt;/if&gt;</text:placeholder></text:span></text:p>
      <text:p text:style-name="P59"><text:span text:style-name="T9"><text:placeholder text:placeholder-type="text">&lt;if test="o.type_id.code == 'PCS'"&gt;</text:placeholder></text:span><text:span text:style-name="T9"> -</text:span><text:span text:style-name="T12">VER CODIGO</text:span></text:p>
      <text:p text:style-name="P37"><text:span text:style-name="T14">NOTA A PRESIDENCIA- Novedad por rendición <text:s/>presentada</text:span></text:p>
      <text:p text:style-name="P66"><text:span text:style-name="T2">ROSARIO, <text:s/></text:span><text:span text:style-name="T5"><text:placeholder text:placeholder-type="text">&lt;formatLang(o.date, date=True)&gt;</text:placeholder></text:span><text:span text:style-name="T2">.</text:span></text:p>
      <text:p text:style-name="P31"><text:span text:style-name="T2">Sra.</text:span></text:p>
      <text:p text:style-name="P31"><text:span text:style-name="T2">Presienta del </text:span></text:p>
      <text:p text:style-name="P31"><text:span text:style-name="T2">Concejo Municipal de Rosario</text:span></text:p>
      <text:p text:style-name="P31"><text:span text:style-name="T2">Conc. Daniela León</text:span></text:p>
      <text:p text:style-name="P55"><text:span text:style-name="T2">Presente</text:span></text:p>
      <text:p text:style-name="P31"><text:span text:style-name="T2">De mi mayor consideración:</text:span></text:p>
      <text:p text:style-name="P31"><text:span text:style-name="T2">Tengo el agrado de dirigirme a Ud. con relación al subsidio que ha otorgado el Concejo Municipal de Rosario conforme al siguiente detalle:</text:span></text:p>
      <text:p text:style-name="P21"/>
      <text:p text:style-name="P21"/>
      <text:p text:style-name="P31"><text:span text:style-name="T2"><text:s/></text:span></text:p>
      <text:p text:style-name="P31"><text:span text:style-name="T2">Esta Contaduría ha procedido el ………….. a informar a esa Superioridad que se encontraba pendiente de presentar a dicha fecha la totalidad de los comprobantes relativos al subsidio aludido.</text:span></text:p>
      <text:p text:style-name="P31"><text:span text:style-name="T2">Mediante la presente le comunicamos que el cuentadante ha dado cumplimiento el </text:span><text:span text:style-name="T5"><text:placeholder text:placeholder-type="text">&lt;formatLang(o.date, date=True)&gt;</text:placeholder></text:span><text:span text:style-name="T2"> con la presentación de la rendición requerida en su totalidad habiendo sido aprobada la misma mediante Disposición emitida por esta dependencia Nº <text:s/>……….</text:span></text:p>
      <text:p text:style-name="P31"><text:span text:style-name="T2">Sin otro motivo en particular lo saluda atentamente. </text:span></text:p>
      <text:p text:style-name="P14"/>
      <text:p text:style-name="P16"/>
      <text:p text:style-name="P16"/>
      <text:p text:style-name="P25"><text:span text:style-name="T2">ROSARIO, <text:s/></text:span><text:span text:style-name="T5"><text:placeholder text:placeholder-type="text">&lt;formatLang(o.date, date=True)&gt;</text:placeholder></text:span><text:span text:style-name="T2">.</text:span></text:p>
      <text:p text:style-name="P17"/>
      <text:p text:style-name="P33"><text:span text:style-name="T2">Sra.</text:span></text:p>
      <text:p text:style-name="P33"><text:span text:style-name="T2">Secretaria Administrativa del </text:span></text:p>
      <text:p text:style-name="P33"><text:span text:style-name="T2">Concejo Municipal</text:span></text:p>
      <text:p text:style-name="P33"><text:span text:style-name="T2">C.P.N. Dra. Silvia Rodríguez Soto</text:span></text:p>
      <text:p text:style-name="P56"><text:span text:style-name="T2">Presente</text:span></text:p>
      <text:p text:style-name="P13"/>
      <text:p text:style-name="P29"><text:span text:style-name="T2">De mi mayor consideración:</text:span></text:p>
      <text:p text:style-name="P29"><text:span text:style-name="T2">Tengo el agrado de dirigirme a Ud. remitiéndole adjunto a la presente fotocopia de la documentación elevada en el día de la fecha a la Presidencia por subsidios vencidos y no rendidos correspondientes al ejercicio </text:span><text:span text:style-name="T5"><text:placeholder text:placeholder-type="text">&lt;o.subsidy_id.budget_id.fiscalyear_id.name&gt;</text:placeholder></text:span></text:p>
      <text:p text:style-name="P29"><text:span text:style-name="T2">Se eleva la presente al solo <text:s/>efecto informativo para la toma de su conocimiento.</text:span></text:p>
      <text:p text:style-name="P39"><text:soft-page-break/><text:span text:style-name="T2">Sin otro motivo en particular la saluda atte. </text:span></text:p>
      <text:p text:style-name="P42"><text:span text:style-name="T18"><text:placeholder text:placeholder-type="text">&lt;/if&gt;</text:placeholder></text:span></text:p>
      <text:p text:style-name="P59"><text:span text:style-name="T9"><text:placeholder text:placeholder-type="text">&lt;if test="o.type_id.code == 'UA'"&gt;</text:placeholder></text:span><text:span text:style-name="T9"> -</text:span><text:span text:style-name="T12">VER CODIGO</text:span></text:p>
      <text:p text:style-name="P35"><text:span text:style-name="T6">NOTA A RESPONSABLE- Intimación presentación en 5 <text:s/>días</text:span></text:p>
      <text:p text:style-name="P25"><text:span text:style-name="T16">ROSARIO, <text:s/></text:span><text:span text:style-name="T5"><text:placeholder text:placeholder-type="text">&lt;formatLang(o.date, date=True)&gt;</text:placeholder></text:span></text:p>
      <text:p text:style-name="P49"/>
      <text:p text:style-name="P49"/>
      <text:p text:style-name="P49"/>
      <text:p text:style-name="P49">(2000) Rosario</text:p>
      <text:p text:style-name="P62">Santa Fe</text:p>
      <text:p text:style-name="P49">De mi mayor consideración:</text:p>
      <text:p text:style-name="P49">Tengo el agrado de dirigirme a Ud. con relación al subsidio que le ha otorgado el Concejo Municipal de Rosario conforme al siguiente detalle:</text:p>
      <text:p text:style-name="P49"/>
      <text:p text:style-name="P49"/>
      <text:p text:style-name="P49"/>
      <text:p text:style-name="P49">Por medio de la presente le recordamos que el aludido subsidio debió ser rendido con los respectivos comprobantes que justifican el gasto en la fecha indicada.</text:p>
      <text:p text:style-name="P31"><text:span text:style-name="T16">Por lo expuesto, al no contar esta Contaduría general con dicho cumplimiento le solicito tener a bien </text:span><text:span text:style-name="T17">regularizar dentro de los 5 (cinco) días hábiles</text:span><text:span text:style-name="T16"> de recibida la presente la situación planteada.</text:span></text:p>
      <text:p text:style-name="P49">Sin otro motivo en particular y agradeciendo la atención dispensada lo saluda atentamente. </text:p>
      <text:p text:style-name="P43"><text:span text:style-name="T14"><text:placeholder text:placeholder-type="text">&lt;/if&gt;</text:placeholder></text:span></text:p>
      <text:p text:style-name="P38">-----------------------------------------------------------</text:p>
      <text:p text:style-name="P60"><text:placeholder text:placeholder-type="text">&lt;formatLang(o.subsidy_id.amount)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7-21T17:51:32.821184785</dc:date>
    <meta:editing-duration>P2DT4H24M14S</meta:editing-duration>
    <meta:editing-cycles>99</meta:editing-cycles>
    <meta:generator>LibreOffice/5.1.4.2$Linux_X86_64 LibreOffice_project/10m0$Build-2</meta:generator>
    <dc:title>ir.actions.report.xml</dc:title>
    <meta:document-statistic meta:table-count="0" meta:image-count="0" meta:object-count="0" meta:page-count="6" meta:paragraph-count="101" meta:word-count="792" meta:character-count="5646" meta:non-whitespace-character-count="4904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